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0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1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2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702968" officeooo:paragraph-rsid="00702968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74ebc9" officeooo:paragraph-rsid="0074ebc9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757615" officeooo:paragraph-rsid="00757615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76adb6" officeooo:paragraph-rsid="0076adb6" fo:background-color="transparent"/>
    </style:style>
    <style:style style:name="P68" style:family="paragraph" style:parent-style-name="Standard">
      <style:text-properties style:use-window-font-color="true" loext:opacity="0%" style:font-name="Liberation Serif" officeooo:rsid="0077e0c0" officeooo:paragraph-rsid="0077e0c0" fo:background-color="transparent"/>
    </style:style>
    <style:style style:name="P69" style:family="paragraph" style:parent-style-name="Standard">
      <style:text-properties style:use-window-font-color="true" loext:opacity="0%" style:font-name="Liberation Serif" officeooo:rsid="0077f81c" officeooo:paragraph-rsid="0077f81c" fo:background-color="transparent"/>
    </style:style>
    <style:style style:name="P70" style:family="paragraph" style:parent-style-name="Standard">
      <style:text-properties style:use-window-font-color="true" loext:opacity="0%" style:font-name="Liberation Serif" officeooo:rsid="0079a101" officeooo:paragraph-rsid="0079a101" fo:background-color="transparent"/>
    </style:style>
    <style:style style:name="P71" style:family="paragraph" style:parent-style-name="Standard">
      <style:text-properties style:use-window-font-color="true" loext:opacity="0%" style:font-name="Liberation Serif" officeooo:rsid="007a856b" officeooo:paragraph-rsid="007a856b" fo:background-color="transparent"/>
    </style:style>
    <style:style style:name="P72" style:family="paragraph" style:parent-style-name="Standard">
      <style:text-properties style:use-window-font-color="true" loext:opacity="0%" style:font-name="Liberation Serif" officeooo:rsid="007c67b1" officeooo:paragraph-rsid="007c67b1" fo:background-color="transparent"/>
    </style:style>
    <style:style style:name="P73" style:family="paragraph" style:parent-style-name="Standard">
      <style:text-properties style:use-window-font-color="true" loext:opacity="0%" style:font-name="Liberation Serif" officeooo:rsid="007d2d16" officeooo:paragraph-rsid="007d2d16" fo:background-color="transparent"/>
    </style:style>
    <style:style style:name="P74" style:family="paragraph" style:parent-style-name="Standard">
      <style:text-properties style:use-window-font-color="true" loext:opacity="0%" style:font-name="Liberation Serif" officeooo:rsid="007f03f0" officeooo:paragraph-rsid="007f03f0" fo:background-color="transparent"/>
    </style:style>
    <style:style style:name="P75" style:family="paragraph" style:parent-style-name="Standard">
      <style:text-properties style:use-window-font-color="true" loext:opacity="0%" style:font-name="Liberation Serif" officeooo:rsid="0080ea44" officeooo:paragraph-rsid="0080ea44" fo:background-color="transparent"/>
    </style:style>
    <style:style style:name="P76" style:family="paragraph" style:parent-style-name="Standard">
      <style:text-properties style:use-window-font-color="true" loext:opacity="0%" style:font-name="Liberation Serif" officeooo:rsid="0084b55e" officeooo:paragraph-rsid="0084b55e" fo:background-color="transparent"/>
    </style:style>
    <style:style style:name="P77" style:family="paragraph" style:parent-style-name="Standard">
      <style:text-properties style:use-window-font-color="true" loext:opacity="0%" style:font-name="Liberation Serif" officeooo:rsid="00854031" officeooo:paragraph-rsid="00854031" fo:background-color="transparent"/>
    </style:style>
    <style:style style:name="P78" style:family="paragraph" style:parent-style-name="Standard">
      <style:text-properties style:use-window-font-color="true" loext:opacity="0%" style:font-name="Liberation Serif" officeooo:rsid="0086244d" officeooo:paragraph-rsid="0086244d" fo:background-color="transparent"/>
    </style:style>
    <style:style style:name="P79" style:family="paragraph" style:parent-style-name="Standard">
      <style:text-properties style:use-window-font-color="true" loext:opacity="0%" style:font-name="Liberation Serif" officeooo:rsid="0086398d" officeooo:paragraph-rsid="0086398d" fo:background-color="transparent"/>
    </style:style>
    <style:style style:name="P80" style:family="paragraph" style:parent-style-name="Standard">
      <style:text-properties officeooo:rsid="0040d1c3" officeooo:paragraph-rsid="0040d1c3"/>
    </style:style>
    <style:style style:name="P8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8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83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84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80">ngAfterContentInit</text:p>
      <text:p text:style-name="P80">ngAfterContentChecked</text:p>
      <text:p text:style-name="P80">ngAfterViewInit</text:p>
      <text:p text:style-name="P80">ngAfterViewChecked</text:p>
      <text:p text:style-name="P80">ngOnDestroy</text:p>
      <text:p text:style-name="P80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81">The change-detection strategy to use for this component.</text:p>
      <text:p text:style-name="P82">When a component is instantiated, Angular creates a change detector, which is responsible for propagating the component's bindings. The strategy is one of:</text:p>
      <text:list text:style-name="L1">
        <text:list-item>
          <text:p text:style-name="P83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84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59"><text:soft-page-break/>Map</text:p>
      <text:p text:style-name="P59"/>
      <text:p text:style-name="P59"/>
      <text:p text:style-name="P60">Http Interceptors</text:p>
      <text:p text:style-name="P60"/>
      <text:p text:style-name="P61">allows us to intercept request.</text:p>
      <text:p text:style-name="P61">We can change data and add headers</text:p>
      <text:p text:style-name="P61"/>
      <text:p text:style-name="P61">APP_Initializer</text:p>
      <text:p text:style-name="P61"/>
      <text:p text:style-name="P61">allows us to inject function as application startup</text:p>
      <text:p text:style-name="P61"/>
      <text:p text:style-name="P61"/>
      <text:p text:style-name="P62">Angular Router</text:p>
      <text:p text:style-name="P62"/>
      <text:p text:style-name="P63">provide the functionality to add routes</text:p>
      <text:p text:style-name="P63">developers can configure all the routes at front-end</text:p>
      <text:p text:style-name="P63">provide SPA functionality</text:p>
      <text:p text:style-name="P63">feature to add nested routes</text:p>
      <text:p text:style-name="P63"/>
      <text:p text:style-name="P64">Activated Route</text:p>
      <text:p text:style-name="P64"/>
      <text:p text:style-name="P64">allows to read the router data</text:p>
      <text:p text:style-name="P64">allows access to snapshot data</text:p>
      <text:p text:style-name="P64">allow to access data from route config</text:p>
      <text:p text:style-name="P64"/>
      <text:p text:style-name="P64"/>
      <text:p text:style-name="P65">Template Form</text:p>
      <text:p text:style-name="P65"/>
      <text:p text:style-name="P65">FormsModule</text:p>
      <text:p text:style-name="P65"/>
      <text:p text:style-name="P65">ngModel to map property to html element which supports two way data binding</text:p>
      <text:p text:style-name="P65"/>
      <text:p text:style-name="P66">Form properties</text:p>
      <text:p text:style-name="P66"/>
      <text:p text:style-name="P66">pristine</text:p>
      <text:p text:style-name="P66">dirty</text:p>
      <text:p text:style-name="P66">valid</text:p>
      <text:p text:style-name="P66">invalid</text:p>
      <text:p text:style-name="P66">value</text:p>
      <text:p text:style-name="P65"/>
      <text:p text:style-name="P65"/>
      <text:p text:style-name="P67">custom directive</text:p>
      <text:p text:style-name="P68">custom validator</text:p>
      <text:p text:style-name="P68"/>
      <text:p text:style-name="P69">Feature module</text:p>
      <text:p text:style-name="P69"/>
      <text:p text:style-name="P69">command - g g m &lt;Module_name&gt; --routing -flat=true –force</text:p>
      <text:p text:style-name="P69"/>
      <text:p text:style-name="P70">feature module</text:p>
      <text:p text:style-name="P70">allows to sgregate code.</text:p>
      <text:p text:style-name="P70">Reduce code from app module</text:p>
      <text:p text:style-name="P70"><text:soft-page-break/></text:p>
      <text:p text:style-name="P70">Lazi Loading</text:p>
      <text:p text:style-name="P70"/>
      <text:p text:style-name="P71">Allows to split code at module level</text:p>
      <text:p text:style-name="P72">load code when user needs it</text:p>
      <text:p text:style-name="P72">reduce main bundle size</text:p>
      <text:p text:style-name="P72"/>
      <text:p text:style-name="P72">modules which are not dependent on any other module and have everything they need inside them can be use for lazy loading.</text:p>
      <text:p text:style-name="P71"/>
      <text:p text:style-name="P71">to build production build</text:p>
      <text:p text:style-name="P71"/>
      <text:p text:style-name="P71">command – ng build -c=production</text:p>
      <text:p text:style-name="P71"/>
      <text:p text:style-name="P73">to generate module with lazy loading</text:p>
      <text:p text:style-name="P73"/>
      <text:p text:style-name="P73">ng g m booking --route=booking --routing –module=app</text:p>
      <text:p text:style-name="P73"/>
      <text:p text:style-name="P74"/>
      <text:p text:style-name="P74"/>
      <text:p text:style-name="P74">In Service, Dependency Injection example</text:p>
      <text:p text:style-name="P74"/>
      <text:p text:style-name="P74">ProvidedIn=’any’</text:p>
      <text:p text:style-name="P74"/>
      <text:p text:style-name="P74">option creates single instance of service for entire app and independent instance for lazy loaded components.</text:p>
      <text:p text:style-name="P74"/>
      <text:p text:style-name="P74"/>
      <text:p text:style-name="P75">Route Guards</text:p>
      <text:p text:style-name="P75"/>
      <text:p text:style-name="P75">canActive</text:p>
      <text:p text:style-name="P75">canActivateChild</text:p>
      <text:p text:style-name="P75">canDeactive</text:p>
      <text:p text:style-name="P75">canLoad</text:p>
      <text:p text:style-name="P75">Resolve</text:p>
      <text:p text:style-name="P75"/>
      <text:p text:style-name="P75"/>
      <text:p text:style-name="P76">Reactive forms</text:p>
      <text:p text:style-name="P76"/>
      <text:p text:style-name="P77">in this we create forms using TypeScript</text:p>
      <text:p text:style-name="P77">good for developers who like to have more control in TS file</text:p>
      <text:p text:style-name="P77">uses forms api like FormGroup, FormControl and Form Directives like FormControl</text:p>
      <text:p text:style-name="P77"/>
      <text:p text:style-name="P77"/>
      <text:p text:style-name="P78">creating <text:s/>form</text:p>
      <text:p text:style-name="P78"/>
      <text:p text:style-name="P78">FormControl to create form control</text:p>
      <text:p text:style-name="P78">FormGroup to group multiple control</text:p>
      <text:p text:style-name="P78">FormBuilder to build complex form</text:p>
      <text:p text:style-name="P79">addControl and removeControl</text:p>
      <text:p text:style-name="P79"/>
      <text:p text:style-name="P79"/>
      <text:p text:style-name="P79"><text:soft-page-break/></text:p>
      <text:p text:style-name="P79"/>
      <text:p text:style-name="P78"/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7T20:47:38.329436557</dc:date>
    <meta:editing-duration>P1DT2H20M35S</meta:editing-duration>
    <meta:editing-cycles>81</meta:editing-cycles>
    <meta:generator>LibreOffice/7.4.7.2$Linux_X86_64 LibreOffice_project/40$Build-2</meta:generator>
    <meta:document-statistic meta:table-count="0" meta:image-count="0" meta:object-count="0" meta:page-count="9" meta:paragraph-count="233" meta:word-count="1210" meta:character-count="7878" meta:non-whitespace-character-count="6880"/>
  </office:meta>
</office:document-meta>
</file>